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6332f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4497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d9d42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2cd7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6f50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paragraph-rsid="0016332f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9d42" officeooo:paragraph-rsid="001d9d42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f6f50" officeooo:paragraph-rsid="001f6f5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16332f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934ee" officeooo:paragraph-rsid="001934ee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a4497" officeooo:paragraph-rsid="001a4497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c1bc4" officeooo:paragraph-rsid="001d9d42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c1bc4" officeooo:paragraph-rsid="001f6f50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f2cd7" officeooo:paragraph-rsid="001f2cd7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10455" officeooo:paragraph-rsid="00210455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36e15" officeooo:paragraph-rsid="00236e15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40695" officeooo:paragraph-rsid="00240695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53d24" officeooo:paragraph-rsid="00253d24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63043" officeooo:paragraph-rsid="00263043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64df4" officeooo:paragraph-rsid="00264df4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7ce5e" officeooo:paragraph-rsid="0027ce5e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93906" officeooo:paragraph-rsid="00293906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2af6d5" officeooo:paragraph-rsid="002af6d5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6e15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40695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53d24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3043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64df4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7ce5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3906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af6d5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 style:font-name="Consolas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officeooo:rsid="001a4497" style:font-size-asian="10pt"/>
    </style:style>
    <style:style style:name="T7" style:family="text">
      <style:text-properties fo:color="#000000" style:font-name="Consolas" fo:font-size="10pt" officeooo:rsid="001c1bc4" style:font-size-asian="10pt"/>
    </style:style>
    <style:style style:name="T8" style:family="text">
      <style:text-properties fo:color="#000000" style:font-name="Consolas" fo:font-size="10pt" style:font-size-asian="10pt" style:font-size-complex="10pt"/>
    </style:style>
    <style:style style:name="T9" style:family="text">
      <style:text-properties fo:color="#000000" style:font-name="Consolas" fo:font-size="10pt" officeooo:rsid="00210455" style:font-size-asian="10pt"/>
    </style:style>
    <style:style style:name="T10" style:family="text">
      <style:text-properties fo:color="#000000" style:font-name="Consolas" fo:font-size="10pt" style:font-size-asian="10pt"/>
    </style:style>
    <style:style style:name="T11" style:family="text">
      <style:text-properties fo:color="#000000" style:font-name="Consolas" fo:font-size="10pt" officeooo:rsid="00236e15" style:font-size-asian="10pt"/>
    </style:style>
    <style:style style:name="T12" style:family="text">
      <style:text-properties fo:color="#000000" style:font-name="Consolas" fo:font-size="10pt" style:font-size-asian="10pt" fo:background-color="#d4d4d4"/>
    </style:style>
    <style:style style:name="T13" style:family="text">
      <style:text-properties fo:color="#000000" style:font-name="Consolas" fo:font-size="10pt" officeooo:rsid="00240695" style:font-size-asian="10pt"/>
    </style:style>
    <style:style style:name="T14" style:family="text">
      <style:text-properties fo:color="#000000" style:font-name="Consolas" fo:font-size="10pt" officeooo:rsid="00253d24" style:font-size-asian="10pt"/>
    </style:style>
    <style:style style:name="T15" style:family="text">
      <style:text-properties fo:color="#000000" style:font-name="Consolas" fo:font-size="10pt" officeooo:rsid="00263043" style:font-size-asian="10pt"/>
    </style:style>
    <style:style style:name="T16" style:family="text">
      <style:text-properties fo:color="#000000" style:font-name="Consolas" fo:font-size="10pt" officeooo:rsid="00264df4" style:font-size-asian="10pt"/>
    </style:style>
    <style:style style:name="T17" style:family="text">
      <style:text-properties fo:color="#000000" style:font-name="Consolas" fo:font-size="10pt" officeooo:rsid="0027ce5e" style:font-size-asian="10pt"/>
    </style:style>
    <style:style style:name="T18" style:family="text">
      <style:text-properties fo:color="#000000" style:font-name="Consolas" fo:font-size="10pt" officeooo:rsid="00293906" style:font-size-asian="10pt"/>
    </style:style>
    <style:style style:name="T19" style:family="text">
      <style:text-properties fo:color="#000000" style:font-name="Consolas" fo:font-size="10pt" officeooo:rsid="002af6d5" style:font-size-asian="10pt"/>
    </style:style>
    <style:style style:name="T20" style:family="text">
      <style:text-properties fo:color="#000000" style:font-name="Consolas" fo:font-size="10pt" fo:background-color="#d4d4d4" loext:char-shading-value="0" style:font-size-asian="10pt"/>
    </style:style>
    <style:style style:name="T21" style:family="text">
      <style:text-properties fo:color="#000000" style:font-name="Consolas" fo:font-size="10pt" fo:font-style="italic" style:font-size-asian="10pt" style:font-style-asian="italic"/>
    </style:style>
    <style:style style:name="T22" style:family="text">
      <style:text-properties fo:color="#000000" style:font-name="Consolas" fo:font-size="10pt" fo:font-style="italic" style:font-size-asian="10pt" style:font-style-asian="italic"/>
    </style:style>
    <style:style style:name="T23" style:family="text">
      <style:text-properties fo:color="#000000" style:font-name="Consolas" fo:font-size="10pt" fo:font-weight="bold" officeooo:rsid="0016ee88" style:font-size-asian="10pt" style:font-weight-asian="bold"/>
    </style:style>
    <style:style style:name="T24" style:family="text">
      <style:text-properties fo:color="#000000" style:font-name="Consolas" fo:font-size="10pt" fo:font-weight="bold" officeooo:rsid="0018b20e" style:font-size-asian="10pt" style:font-weight-asian="bold"/>
    </style:style>
    <style:style style:name="T25" style:family="text">
      <style:text-properties fo:color="#000000" style:font-name="Consolas" fo:background-color="#d4d4d4" loext:char-shading-value="0"/>
    </style:style>
    <style:style style:name="T26" style:family="text">
      <style:text-properties fo:color="#6a3e3e" style:font-name="Consolas"/>
    </style:style>
    <style:style style:name="T27" style:family="text">
      <style:text-properties fo:color="#6a3e3e" style:font-name="Consolas" fo:font-size="10pt" style:font-size-asian="10pt"/>
    </style:style>
    <style:style style:name="T28" style:family="text">
      <style:text-properties fo:color="#6a3e3e" style:font-name="Consolas" fo:font-size="10pt" style:font-size-asian="10pt" style:font-size-complex="10pt"/>
    </style:style>
    <style:style style:name="T29" style:family="text">
      <style:text-properties fo:color="#6a3e3e" style:font-name="Consolas" fo:font-size="10pt" style:font-size-asian="10pt"/>
    </style:style>
    <style:style style:name="T30" style:family="text">
      <style:text-properties fo:color="#6a3e3e" style:font-name="Consolas" fo:font-size="10pt" style:font-size-asian="10pt" fo:background-color="#f0d8a8"/>
    </style:style>
    <style:style style:name="T31" style:family="text">
      <style:text-properties fo:color="#6a3e3e" style:font-name="Consolas" fo:font-size="10pt" style:font-size-asian="10pt" fo:background-color="#d4d4d4"/>
    </style:style>
    <style:style style:name="T32" style:family="text">
      <style:text-properties fo:color="#6a3e3e" style:font-name="Consolas" fo:font-size="10pt" fo:background-color="#f0d8a8" loext:char-shading-value="0" style:font-size-asian="10pt"/>
    </style:style>
    <style:style style:name="T33" style:family="text">
      <style:text-properties fo:color="#6a3e3e" style:font-name="Consolas" fo:font-size="10pt" fo:background-color="#d4d4d4" loext:char-shading-value="0" style:font-size-asian="10pt"/>
    </style:style>
    <style:style style:name="T34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5" style:family="text">
      <style:text-properties fo:color="#6a3e3e"/>
    </style:style>
    <style:style style:name="T36" style:family="text">
      <style:text-properties fo:color="#3f7f5f" style:font-name="Consolas" fo:font-size="10pt" style:font-size-asian="10pt"/>
    </style:style>
    <style:style style:name="T37" style:family="text">
      <style:text-properties fo:color="#3f7f5f" style:font-name="Consolas" fo:font-size="10pt" style:font-size-asian="10pt"/>
    </style:style>
    <style:style style:name="T3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39" style:family="text">
      <style:text-properties fo:color="#2a00ff" style:font-name="Consolas"/>
    </style:style>
    <style:style style:name="T40" style:family="text">
      <style:text-properties fo:color="#2a00ff" style:font-name="Consolas" fo:font-size="10pt" style:font-size-asian="10pt"/>
    </style:style>
    <style:style style:name="T41" style:family="text">
      <style:text-properties fo:color="#2a00ff" style:font-name="Consolas" fo:font-size="10pt" style:font-size-asian="10pt"/>
    </style:style>
    <style:style style:name="T42" style:family="text">
      <style:text-properties fo:color="#2a00ff"/>
    </style:style>
    <style:style style:name="T43" style:family="text">
      <style:text-properties fo:color="#7f9fbf" style:font-name="Consolas" fo:font-size="10pt" fo:font-weight="bold" style:font-size-asian="10pt" style:font-weight-asian="bold"/>
    </style:style>
    <style:style style:name="T44" style:family="text">
      <style:text-properties fo:color="#7f9fbf" style:font-name="Consolas" fo:font-size="10pt" fo:font-weight="bold" style:font-size-asian="10pt" style:font-weight-asian="bold"/>
    </style:style>
    <style:style style:name="T4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6" style:family="text">
      <style:text-properties officeooo:rsid="0021be61"/>
    </style:style>
    <style:style style:name="T47" style:family="text">
      <style:text-properties fo:font-style="italic" style:font-style-asian="italic"/>
    </style:style>
    <style:style style:name="T48" style:family="text">
      <style:text-properties officeooo:rsid="002b7c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<text:span text:style-name="T5"> java.sql.*;</text:span></text:p>
      <text:p text:style-name="P7"/>
      <text:p text:style-name="P7"/>
      <text:p text:style-name="P7"/>
      <text:p text:style-name="P1"><text:span text:style-name="T1">public</text:span><text:span text:style-name="T5"> </text:span><text:span text:style-name="T1">class</text:span><text:span text:style-name="T5"> UserCode </text:span></text:p>
      <text:p text:style-name="P12">{</text:p>
      <text:p text:style-name="P1"><text:span text:style-name="T5"><text:s text:c="4"/></text:span><text:span text:style-name="T1">public</text:span><text:span text:style-name="T5"> </text:span><text:span text:style-name="T1">boolean</text:span><text:span text:style-name="T5"> createTable()</text:span></text:p>
      <text:p text:style-name="P12"><text:s text:c="4"/>{</text:p>
      <text:p text:style-name="P1"><text:span text:style-name="T5"><text:s text:c="4"/><text:tab/></text:span><text:span text:style-name="T1">boolean</text:span><text:span text:style-name="T5"> </text:span><text:span text:style-name="T27">isDone</text:span><text:span text:style-name="T5">=</text:span><text:span text:style-name="T1">false</text:span><text:span text:style-name="T5">;</text:span></text:p>
      <text:p text:style-name="P1"><text:span text:style-name="T5"><text:s text:c="4"/><text:tab/></text:span><text:span text:style-name="T36">/*</text:span></text:p>
      <text:p text:style-name="P29"><text:s text:c="4"/><text:tab/> * WAP to create a table in the database with following details.</text:p>
      <text:p text:style-name="P29"><text:s text:c="4"/><text:tab/> * Table Name: Employee</text:p>
      <text:p text:style-name="P1"><text:span text:style-name="T36"><text:s text:c="4"/><text:tab/> * Columns : <text:s text:c="2"/>EmpNo </text:span><text:span text:style-name="T38">int</text:span><text:span text:style-name="T36"> primary key</text:span></text:p>
      <text:p text:style-name="P1"><text:span text:style-name="T36"><text:s text:c="4"/><text:tab/> * <text:tab/><text:tab/><text:tab/> <text:s text:c="2"/>FirstName </text:span><text:span text:style-name="T38">varchar</text:span><text:span text:style-name="T36">(20)</text:span></text:p>
      <text:p text:style-name="P1"><text:span text:style-name="T36"><text:s text:c="4"/><text:tab/> * <text:tab/><text:tab/><text:tab/> <text:s text:c="2"/>LastName </text:span><text:span text:style-name="T38">varchar</text:span><text:span text:style-name="T36">(20)<text:tab/><text:tab/></text:span></text:p>
      <text:p text:style-name="P1"><text:span text:style-name="T36"><text:s text:c="4"/><text:tab/> */</text:span><text:span text:style-name="T5"> </text:span></text:p>
      <text:p text:style-name="P12"><text:s text:c="4"/><text:tab/></text:p>
      <text:p text:style-name="P1"><text:span text:style-name="T5"><text:s text:c="4"/><text:tab/></text:span><text:span text:style-name="T36">//Fill </text:span><text:span text:style-name="T38">ur</text:span><text:span text:style-name="T36"> Code</text:span></text:p>
      <text:p text:style-name="P1"><text:span text:style-name="T5"><text:s text:c="4"/><text:tab/></text:span><text:span text:style-name="T1">int</text:span><text:span text:style-name="T5"> </text:span><text:span text:style-name="T34">empno</text:span><text:span text:style-name="T5"> = 0;</text:span></text:p>
      <text:p text:style-name="P1"><text:span text:style-name="T5"><text:tab/><text:tab/>String </text:span><text:span text:style-name="T34">FirstName</text:span><text:span text:style-name="T5"> = </text:span><text:span text:style-name="T1">null</text:span><text:span text:style-name="T5">;</text:span></text:p>
      <text:p text:style-name="P1"><text:span text:style-name="T5"><text:tab/><text:tab/>String </text:span><text:span text:style-name="T34">LastName</text:span><text:span text:style-name="T5"> = </text:span><text:span text:style-name="T1">null</text:span><text:span text:style-name="T5">;</text:span></text:p>
      <text:p text:style-name="P12"><text:tab/><text:tab/></text:p>
      <text:p text:style-name="P1"><text:span text:style-name="T5"><text:tab/><text:tab/><text:tab/></text:span><text:span text:style-name="T1">try</text:span><text:span text:style-name="T5"> {</text:span></text:p>
      <text:p text:style-name="P1"><text:span text:style-name="T5"><text:tab/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7/tempdb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<text:tab/><text:tab/></text:span><text:span text:style-name="T8">Statement <text:s/></text:span><text:span text:style-name="T28">stmt</text:span><text:span text:style-name="T8"> = </text:span><text:span text:style-name="T28">con</text:span><text:span text:style-name="T8">.createStatement();</text:span></text:p>
      <text:p text:style-name="P9"><text:span text:style-name="T4"><text:tab/><text:tab/><text:tab/><text:tab/></text:span><text:span text:style-name="T26">isDone</text:span><text:span text:style-name="T4"> = </text:span><text:span text:style-name="T26">stmt</text:span><text:span text:style-name="T4">.</text:span><text:span text:style-name="T25">execute</text:span><text:span text:style-name="T4">(</text:span><text:span text:style-name="T39">"create table employee(EmpNo int primary key, FirstName varchar(20), LastName varchar(20)<text:tab/>"</text:span><text:span text:style-name="T4">);</text:span></text:p>
      <text:p text:style-name="P14"><text:tab/><text:tab/><text:tab/><text:tab/><text:tab/><text:tab/><text:tab/><text:tab/></text:p>
      <text:p text:style-name="P12"><text:tab/><text:tab/><text:tab/><text:tab/></text:p>
      <text:p text:style-name="P7"/>
      <text:p text:style-name="P1"><text:span text:style-name="T5"><text:tab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text:tab/></text:span><text:span text:style-name="T27">e</text:span><text:span text:style-name="T5">.printStackTrace();</text:span></text:p>
      <text:p text:style-name="P1"><text:span text:style-name="T5"><text:tab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text:tab/></text:span><text:span text:style-name="T27">e</text:span><text:span text:style-name="T5">.printStackTrace();</text:span></text:p>
      <text:p text:style-name="P12"><text:tab/><text:tab/><text:tab/>}</text:p>
      <text:p text:style-name="P12"><text:s text:c="4"/><text:tab/></text:p>
      <text:p text:style-name="P1"><text:span text:style-name="T5"><text:s text:c="4"/><text:tab/></text:span><text:span text:style-name="T1">return</text:span><text:span text:style-name="T5"> </text:span><text:span text:style-name="T27">isDone</text:span><text:span text:style-name="T5">;</text:span></text:p>
      <text:p text:style-name="P12"><text:s text:c="4"/><text:tab/></text:p>
      <text:p text:style-name="P12"><text:s text:c="4"/>}</text:p>
      <text:p text:style-name="P12">}</text:p>
      <text:p text:style-name="Standard"/>
      <text:p text:style-name="P2"><text:span text:style-name="T1">try</text:span><text:span text:style-name="T5"> {</text:span></text:p>
      <text:p text:style-name="P2"><text:span text:style-name="T5"><text:tab/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2"><text:span text:style-name="T5"><text:tab/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7/tempdb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2"><text:span text:style-name="T5"><text:tab/><text:tab/><text:tab/><text:tab/>Statement <text:s/></text:span><text:span text:style-name="T27">stmt</text:span><text:span text:style-name="T5"> = </text:span><text:span text:style-name="T27">con</text:span><text:span text:style-name="T5">.createStatement();</text:span></text:p>
      <text:p text:style-name="P2"><text:span text:style-name="T5"><text:tab/><text:tab/><text:tab/><text:tab/></text:span><text:span text:style-name="T27">isDone</text:span><text:span text:style-name="T5"> = </text:span><text:span text:style-name="T27">stmt</text:span><text:span text:style-name="T5">.</text:span><text:span text:style-name="T20">execute</text:span><text:span text:style-name="T5">(</text:span><text:span text:style-name="T40">"create table employee(EmpNo int primary key, FirstName varchar(20), LastName varchar(20)<text:tab/>"</text:span><text:span text:style-name="T5">);</text:span></text:p>
      <text:p text:style-name="P13"><text:tab/><text:tab/><text:tab/><text:tab/><text:tab/><text:tab/><text:tab/><text:tab/></text:p>
      <text:p text:style-name="P13"><text:tab/><text:tab/><text:tab/><text:tab/></text:p>
      <text:p text:style-name="P8"/>
      <text:p text:style-name="P2"><text:span text:style-name="T5"><text:tab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2"><text:span text:style-name="T5"><text:tab/><text:tab/><text:tab/><text:tab/></text:span><text:span text:style-name="T27">e</text:span><text:span text:style-name="T5">.printStackTrace();</text:span></text:p>
      <text:p text:style-name="P2"><text:span text:style-name="T5"><text:tab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2"><text:soft-page-break/><text:span text:style-name="T5"><text:tab/><text:tab/><text:tab/><text:tab/></text:span><text:span text:style-name="T36">// </text:span><text:span text:style-name="T43">TODO</text:span><text:span text:style-name="T36"> Auto-generated catch block</text:span></text:p>
      <text:p text:style-name="P2"><text:span text:style-name="T5"><text:tab/><text:tab/><text:tab/><text:tab/></text:span><text:span text:style-name="T27">e</text:span><text:span text:style-name="T5">.printStackTrace();</text:span></text:p>
      <text:p text:style-name="P13"><text:tab/><text:tab/><text:tab/>}</text:p>
      <text:p text:style-name="P13"/>
      <text:p text:style-name="P13"/>
      <text:p text:style-name="P13"/>
      <text:p text:style-name="P2"><text:span text:style-name="T23">4.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7/tempdb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<text:tab/>Statement <text:s/></text:span><text:span text:style-name="T27">stmt</text:span><text:span text:style-name="T5"> = </text:span><text:span text:style-name="T27">con</text:span><text:span text:style-name="T5">.createStatement();<text:tab/><text:tab/><text:tab/></text:span></text:p>
      <text:p text:style-name="P1"><text:span text:style-name="T5"><text:tab/><text:tab/><text:tab/></text:span><text:span text:style-name="T27">isDone</text:span><text:span text:style-name="T5"> = </text:span><text:span text:style-name="T27">stmt</text:span><text:span text:style-name="T5">.execute(</text:span><text:span text:style-name="T40">"create table Employee(EmpNo int primary key, FirstName varchar(20), LastName varchar(20)<text:tab/>"</text:span><text:span text:style-name="T5">);</text:span></text:p>
      <text:p text:style-name="P12"><text:tab/><text:tab/><text:tab/><text:tab/><text:tab/><text:tab/><text:tab/><text:tab/></text:p>
      <text:p text:style-name="P12"><text:tab/><text:tab/><text:tab/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2"><text:tab/><text:tab/>}</text:p>
      <text:p text:style-name="P1"><text:span text:style-name="T5"><text:tab/><text:tab/></text:span><text:span text:style-name="T1">return</text:span><text:span text:style-name="T5"> </text:span><text:span text:style-name="T27">isDone</text:span><text:span text:style-name="T5">;</text:span></text:p>
      <text:p text:style-name="P12"><text:tab/>}</text:p>
      <text:p text:style-name="P7"/>
      <text:p text:style-name="P12">}</text:p>
      <text:p text:style-name="P13"/>
      <text:p text:style-name="P13"/>
      <text:p text:style-name="P13"/>
      <text:p text:style-name="P2"><text:span text:style-name="T24">2.</text:span><text:span text:style-name="T1">import</text:span><text:span text:style-name="T5"> java.sql.*;</text:span></text:p>
      <text:p text:style-name="P7"/>
      <text:p text:style-name="P7"/>
      <text:p text:style-name="P7"/>
      <text:p text:style-name="P1"><text:span text:style-name="T1">public</text:span><text:span text:style-name="T5"> </text:span><text:span text:style-name="T1">class</text:span><text:span text:style-name="T5"> UserCode </text:span></text:p>
      <text:p text:style-name="P12">{</text:p>
      <text:p text:style-name="P1"><text:span text:style-name="T5"><text:s text:c="4"/></text:span><text:span text:style-name="T1">public</text:span><text:span text:style-name="T5"> </text:span><text:span text:style-name="T1">boolean</text:span><text:span text:style-name="T5"> createTable()</text:span></text:p>
      <text:p text:style-name="P12"><text:s text:c="4"/>{</text:p>
      <text:p text:style-name="P1"><text:span text:style-name="T5"><text:s text:c="4"/><text:tab/></text:span><text:span text:style-name="T1">boolean</text:span><text:span text:style-name="T5"> </text:span><text:span text:style-name="T27">isDone</text:span><text:span text:style-name="T5">=</text:span><text:span text:style-name="T1">true</text:span><text:span text:style-name="T5">;</text:span></text:p>
      <text:p text:style-name="P1"><text:span text:style-name="T5"><text:s text:c="4"/><text:tab/></text:span><text:span text:style-name="T36">/*</text:span></text:p>
      <text:p text:style-name="P29"><text:s text:c="4"/><text:tab/> * WAP to create a table in the database with following details.</text:p>
      <text:p text:style-name="P29"><text:s text:c="4"/><text:tab/> * Table Name: Department</text:p>
      <text:p text:style-name="P1"><text:span text:style-name="T36"><text:s text:c="4"/><text:tab/> * Columns : <text:s text:c="2"/>DeptNo </text:span><text:span text:style-name="T38">int</text:span><text:span text:style-name="T36"> primary key</text:span></text:p>
      <text:p text:style-name="P1"><text:span text:style-name="T36"><text:s text:c="4"/><text:tab/> * <text:tab/><text:tab/><text:tab/> <text:s text:c="2"/>DeptName </text:span><text:span text:style-name="T38">varchar</text:span><text:span text:style-name="T36">(20)</text:span></text:p>
      <text:p text:style-name="P1"><text:span text:style-name="T36"><text:s text:c="4"/><text:tab/> * <text:tab/><text:tab/><text:tab/> <text:s text:c="2"/>Location </text:span><text:span text:style-name="T38">varchar</text:span><text:span text:style-name="T36">(20)<text:tab/><text:tab/></text:span></text:p>
      <text:p text:style-name="P1"><text:span text:style-name="T36"><text:s text:c="4"/><text:tab/> */</text:span><text:span text:style-name="T5"> </text:span></text:p>
      <text:p text:style-name="P12"><text:s text:c="4"/><text:tab/></text:p>
      <text:p text:style-name="P1"><text:span text:style-name="T5"><text:s text:c="4"/><text:tab/></text:span><text:span text:style-name="T36">//Fill </text:span><text:span text:style-name="T38">ur</text:span><text:span text:style-name="T36"> Code</text:span></text:p>
      <text:p text:style-name="P12"><text:s text:c="4"/><text:tab/></text:p>
      <text:p text:style-name="P7"/>
      <text:p text:style-name="P1"><text:span text:style-name="T1">try</text:span><text:span text:style-name="T5"> {</text:span></text:p>
      <text:p text:style-name="P1"><text:span text:style-name="T5"><text:tab/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<text:tab/><text:tab/>PreparedStatement <text:s/></text:span><text:span text:style-name="T27">stmt</text:span><text:span text:style-name="T5"> = </text:span><text:span text:style-name="T27">con</text:span><text:span text:style-name="T5">.prepareStatement(</text:span><text:span text:style-name="T40">"create table Department(DeptNo int primary key, DeptName varchar(20), Location varchar(20)<text:tab/>)"</text:span><text:span text:style-name="T5">);</text:span></text:p>
      <text:p text:style-name="P1"><text:span text:style-name="T5"><text:tab/><text:tab/><text:tab/><text:tab/></text:span><text:span text:style-name="T27">isDone</text:span><text:span text:style-name="T5"> = </text:span><text:span text:style-name="T27">stmt</text:span><text:span text:style-name="T5">.execute();</text:span></text:p>
      <text:p text:style-name="P12"><text:tab/><text:tab/><text:tab/><text:tab/><text:tab/><text:tab/><text:tab/><text:tab/></text:p>
      <text:p text:style-name="P12"><text:tab/><text:tab/><text:tab/><text:tab/></text:p>
      <text:p text:style-name="P7"><text:soft-page-break/></text:p>
      <text:p text:style-name="P1"><text:span text:style-name="T5"><text:tab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text:tab/></text:span><text:span text:style-name="T27">e</text:span><text:span text:style-name="T5">.printStackTrace();</text:span></text:p>
      <text:p text:style-name="P1"><text:span text:style-name="T5"><text:tab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text:tab/></text:span><text:span text:style-name="T27">e</text:span><text:span text:style-name="T5">.printStackTrace();</text:span></text:p>
      <text:p text:style-name="P12"><text:tab/><text:tab/><text:tab/>}</text:p>
      <text:p text:style-name="P7"/>
      <text:p text:style-name="P7"/>
      <text:p text:style-name="P12"><text:s text:c="4"/><text:tab/></text:p>
      <text:p text:style-name="P1"><text:span text:style-name="T5"><text:s text:c="4"/><text:tab/></text:span><text:span text:style-name="T1">return</text:span><text:span text:style-name="T5"> </text:span><text:span text:style-name="T27">isDone</text:span><text:span text:style-name="T5">;</text:span></text:p>
      <text:p text:style-name="P12"><text:s text:c="4"/><text:tab/></text:p>
      <text:p text:style-name="P12"><text:s text:c="4"/>}</text:p>
      <text:p text:style-name="P12">}</text:p>
      <text:p text:style-name="P13"/>
      <text:p text:style-name="P13"/>
      <text:p text:style-name="P13"/>
      <text:p text:style-name="P15">3.</text:p>
      <text:p text:style-name="P1"><text:span text:style-name="T5"><text:s text:c="4"/><text:tab/></text:span><text:span text:style-name="T1">try</text:span><text:span text:style-name="T5"> {</text:span></text:p>
      <text:p text:style-name="P1"><text:span text:style-name="T5"><text:s text:c="4"/><text:tab/><text:tab/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s text:c="4"/><text:tab/><text:tab/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s text:c="4"/><text:tab/><text:tab/><text:tab/><text:tab/><text:tab/>PreparedStatement <text:s/></text:span><text:span text:style-name="T27">stmt</text:span><text:span text:style-name="T5"> = </text:span><text:span text:style-name="T27">con</text:span><text:span text:style-name="T5">.prepareStatement(</text:span><text:span text:style-name="T40">"create table LeaveInfo1(EmpNo int , FromDate varchar(20), ToDate varchar(20))"</text:span><text:span text:style-name="T5">);</text:span></text:p>
      <text:p text:style-name="P1"><text:span text:style-name="T5"><text:s text:c="4"/><text:tab/><text:tab/><text:tab/><text:tab/><text:tab/></text:span><text:span text:style-name="T27">isDone</text:span><text:span text:style-name="T5"> = </text:span><text:span text:style-name="T27">stmt</text:span><text:span text:style-name="T5">.execute();</text:span></text:p>
      <text:p text:style-name="P12"><text:s text:c="4"/><text:tab/><text:tab/><text:tab/><text:tab/><text:tab/><text:tab/><text:tab/><text:tab/><text:tab/></text:p>
      <text:p text:style-name="P12"><text:s text:c="4"/><text:tab/><text:tab/><text:tab/><text:tab/><text:tab/></text:p>
      <text:p text:style-name="P7"/>
      <text:p text:style-name="P1"><text:span text:style-name="T5"><text:s text:c="4"/><text:tab/><text:tab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s text:c="4"/><text:tab/><text:tab/><text:tab/><text:tab/><text:tab/></text:span><text:span text:style-name="T27">e</text:span><text:span text:style-name="T5">.printStackTrace();</text:span></text:p>
      <text:p text:style-name="P1"><text:span text:style-name="T5"><text:s text:c="4"/><text:tab/><text:tab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s text:c="4"/><text:tab/><text:tab/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s text:c="4"/><text:tab/><text:tab/><text:tab/><text:tab/><text:tab/></text:span><text:span text:style-name="T27">e</text:span><text:span text:style-name="T5">.printStackTrace();</text:span></text:p>
      <text:p text:style-name="P12"><text:s text:c="4"/><text:tab/><text:tab/><text:tab/><text:tab/>}</text:p>
      <text:p text:style-name="P7"/>
      <text:p text:style-name="P7"/>
      <text:p text:style-name="P12"><text:s text:c="4"/><text:tab/> <text:s text:c="3"/><text:tab/></text:p>
      <text:p text:style-name="P1"><text:span text:style-name="T5"><text:s text:c="4"/><text:tab/> <text:s text:c="3"/><text:tab/></text:span><text:span text:style-name="T1">return</text:span><text:span text:style-name="T5"> </text:span><text:span text:style-name="T27">isDone</text:span><text:span text:style-name="T5">;</text:span></text:p>
      <text:p text:style-name="P12"><text:s text:c="4"/><text:tab/> <text:s text:c="3"/><text:tab/></text:p>
      <text:p text:style-name="P12"><text:s text:c="4"/><text:tab/> <text:s text:c="3"/>}</text:p>
      <text:p text:style-name="P12"><text:s text:c="4"/><text:tab/>}</text:p>
      <text:p text:style-name="P15"/>
      <text:p text:style-name="P15"/>
      <text:p text:style-name="P15"/>
      <text:p text:style-name="P16">4.</text:p>
      <text:p text:style-name="P1"><text:span text:style-name="T5"><text:s text:c="4"/><text:tab/></text:span><text:span text:style-name="T1">try</text:span><text:span text:style-name="T5"> {</text:span></text:p>
      <text:p text:style-name="P1"><text:span text:style-name="T5"><text:s text:c="4"/><text:tab/><text:tab/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s text:c="4"/><text:tab/><text:tab/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s text:c="4"/><text:tab/><text:tab/><text:tab/><text:tab/>Statement </text:span><text:span text:style-name="T27">stmt</text:span><text:span text:style-name="T5"> = </text:span><text:span text:style-name="T27">con</text:span><text:span text:style-name="T5">.createStatement(); <text:s text:c="3"/><text:tab/><text:tab/><text:tab/><text:tab/> <text:s text:c="5"/></text:span></text:p>
      <text:p text:style-name="P1"><text:span text:style-name="T5"><text:s text:c="4"/><text:tab/><text:tab/><text:tab/><text:tab/><text:tab/>String </text:span><text:span text:style-name="T27">sql</text:span><text:span text:style-name="T5"> = (</text:span><text:span text:style-name="T40">"INSERT INTO Employee1 VALUES (102, 'An', 'Last')"</text:span><text:span text:style-name="T5">);</text:span></text:p>
      <text:p text:style-name="P1"><text:span text:style-name="T5"><text:s text:c="4"/><text:tab/><text:tab/><text:tab/> <text:s text:c="4"/></text:span><text:span text:style-name="T27">stmt</text:span><text:span text:style-name="T5">.executeUpdate(</text:span><text:span text:style-name="T27">sql</text:span><text:span text:style-name="T5">); <text:s text:c="3"/><text:tab/><text:tab/><text:tab/><text:tab/><text:tab/></text:span></text:p>
      <text:p text:style-name="P12"><text:s text:c="4"/><text:tab/><text:tab/><text:tab/><text:tab/><text:tab/><text:tab/><text:tab/><text:tab/><text:tab/></text:p>
      <text:p text:style-name="P12"><text:s text:c="4"/><text:tab/><text:tab/><text:tab/><text:tab/><text:tab/></text:p>
      <text:p text:style-name="P7"/>
      <text:p text:style-name="P1"><text:span text:style-name="T5"><text:s text:c="4"/><text:tab/><text:tab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oft-page-break/><text:span text:style-name="T5"><text:s text:c="4"/><text:tab/><text:tab/><text:tab/><text:tab/><text:tab/></text:span><text:span text:style-name="T27">e</text:span><text:span text:style-name="T5">.printStackTrace();</text:span></text:p>
      <text:p text:style-name="P1"><text:span text:style-name="T5"><text:s text:c="4"/><text:tab/><text:tab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s text:c="4"/><text:tab/><text:tab/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s text:c="4"/><text:tab/><text:tab/><text:tab/><text:tab/><text:tab/></text:span><text:span text:style-name="T27">e</text:span><text:span text:style-name="T5">.printStackTrace();</text:span></text:p>
      <text:p text:style-name="P12"><text:s text:c="4"/><text:tab/><text:tab/><text:tab/><text:tab/>}</text:p>
      <text:p text:style-name="P16"/>
      <text:p text:style-name="P3"><text:span text:style-name="T6">5.</text:span><text:span text:style-name="T1">try</text:span><text:span text:style-name="T5"> {</text:span></text:p>
      <text:p text:style-name="P1"><text:span text:style-name="T5"><text:s text:c="4"/><text:tab/><text:tab/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s text:c="4"/><text:tab/><text:tab/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s text:c="4"/><text:tab/><text:tab/><text:tab/><text:tab/>PreparedStatement </text:span><text:span text:style-name="T32">ps</text:span><text:span text:style-name="T5"> =</text:span><text:span text:style-name="T27">con</text:span><text:span text:style-name="T5">.prepareStatement(</text:span><text:span text:style-name="T40">"INSERT INTO Employee1 (empNo) Values(?)"</text:span><text:span text:style-name="T5">); <text:s text:c="3"/><text:tab/><text:tab/><text:tab/><text:tab/> <text:s text:c="5"/></text:span></text:p>
      <text:p text:style-name="P1"><text:span text:style-name="T5"><text:s text:c="20"/></text:span><text:span text:style-name="T33">ps</text:span><text:span text:style-name="T5">.setInt(1,</text:span><text:span text:style-name="T27">id</text:span><text:span text:style-name="T5">);</text:span></text:p>
      <text:p text:style-name="P1"><text:span text:style-name="T5"><text:s text:c="4"/><text:tab/><text:tab/><text:tab/><text:tab/></text:span><text:span text:style-name="T33">ps</text:span><text:span text:style-name="T5">.executeUpdate(); <text:s text:c="3"/><text:tab/><text:tab/><text:tab/><text:tab/><text:tab/></text:span></text:p>
      <text:p text:style-name="P12"><text:s text:c="4"/><text:tab/><text:tab/><text:tab/><text:tab/><text:tab/><text:tab/><text:tab/><text:tab/><text:tab/></text:p>
      <text:p text:style-name="P12"><text:s text:c="4"/><text:tab/><text:tab/><text:tab/><text:tab/><text:tab/></text:p>
      <text:p text:style-name="P7"/>
      <text:p text:style-name="P1"><text:span text:style-name="T5"><text:s text:c="4"/><text:tab/><text:tab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s text:c="4"/><text:tab/><text:tab/><text:tab/><text:tab/><text:tab/></text:span><text:span text:style-name="T27">e</text:span><text:span text:style-name="T5">.printStackTrace();</text:span></text:p>
      <text:p text:style-name="P1"><text:span text:style-name="T5"><text:s text:c="4"/><text:tab/><text:tab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s text:c="4"/><text:tab/><text:tab/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s text:c="4"/><text:tab/><text:tab/><text:tab/><text:tab/><text:tab/></text:span><text:span text:style-name="T27">e</text:span><text:span text:style-name="T5">.printStackTrace();</text:span></text:p>
      <text:p text:style-name="P12"><text:s text:c="4"/><text:tab/><text:tab/><text:tab/><text:tab/>}</text:p>
      <text:p text:style-name="P7"/>
      <text:p text:style-name="P3"><text:span text:style-name="T6"><text:s text:c="4"/><text:tab/></text:span><text:span text:style-name="T7">6.<text:tab/></text:span></text:p>
      <text:p text:style-name="P1"><text:span text:style-name="T5"><text:s text:c="4"/>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UPDATE Employee1 SET FirstName = ? WHERE EmpNo = ?"</text:span><text:span text:style-name="T5">); </text:span></text:p>
      <text:p text:style-name="P1"><text:span text:style-name="T5"><text:tab/><text:tab/></text:span><text:span text:style-name="T27">ps</text:span><text:span text:style-name="T5">.setString(1, </text:span><text:span text:style-name="T27">name</text:span><text:span text:style-name="T5">);</text:span></text:p>
      <text:p text:style-name="P1"><text:span text:style-name="T5"><text:s text:c="8"/></text:span><text:span text:style-name="T27">ps</text:span><text:span text:style-name="T5">.setInt(2,</text:span><text:span text:style-name="T27">empno</text:span><text:span text:style-name="T5">);</text:span></text:p>
      <text:p text:style-name="P1"><text:span text:style-name="T5"><text:tab/><text:tab/></text:span><text:span text:style-name="T27">ps</text:span><text:span text:style-name="T5">.executeUpdate(); <text:s text:c="3"/><text:tab/><text:tab/><text:tab/><text:tab/><text:tab/></text:span></text:p>
      <text:p text:style-name="P12"><text:tab/><text:tab/><text:tab/><text:tab/><text:tab/><text:tab/><text:tab/></text:p>
      <text:p text:style-name="P12"><text:tab/><text:tab/><text:tab/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2"><text:tab/><text:tab/>}</text:p>
      <text:p text:style-name="P7"/>
      <text:p text:style-name="P7"/>
      <text:p text:style-name="P7"/>
      <text:p text:style-name="P4"><text:span text:style-name="T7">7.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UPDATE Employee1 SET LastName = ? WHERE EmpNo = ?"</text:span><text:span text:style-name="T5">); </text:span></text:p>
      <text:p text:style-name="P1"><text:span text:style-name="T5"><text:tab/><text:tab/></text:span><text:span text:style-name="T27">ps</text:span><text:span text:style-name="T5">.setString(1, </text:span><text:span text:style-name="T27">name</text:span><text:span text:style-name="T5">);</text:span></text:p>
      <text:p text:style-name="P1"><text:span text:style-name="T5"><text:s text:c="8"/></text:span><text:span text:style-name="T27">ps</text:span><text:span text:style-name="T5">.setInt(2,</text:span><text:span text:style-name="T27">empno</text:span><text:span text:style-name="T5">);</text:span></text:p>
      <text:p text:style-name="P1"><text:span text:style-name="T5"><text:tab/><text:tab/></text:span><text:span text:style-name="T27">ps</text:span><text:span text:style-name="T5">.executeUpdate(); <text:s text:c="3"/><text:tab/><text:tab/><text:tab/><text:tab/><text:tab/></text:span></text:p>
      <text:p text:style-name="P12"><text:tab/><text:tab/><text:tab/><text:tab/><text:tab/><text:tab/><text:tab/></text:p>
      <text:p text:style-name="P12"><text:tab/><text:tab/><text:tab/></text:p>
      <text:p text:style-name="P7"/>
      <text:p text:style-name="P1"><text:soft-page-break/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2"><text:tab/><text:tab/>}</text:p>
      <text:p text:style-name="P7"/>
      <text:p text:style-name="P7"/>
      <text:p text:style-name="P10"><text:span text:style-name="T5"><text:tab/><text:tab/></text:span><text:span text:style-name="T1">return</text:span><text:span text:style-name="T5"> </text:span><text:span text:style-name="T27">isDone</text:span><text:span text:style-name="T5">;</text:span></text:p>
      <text:p text:style-name="P17"/>
      <text:p text:style-name="P5"><text:span text:style-name="T7">8.<text:tab/></text:span><text:span text:style-name="T36">// Fill </text:span><text:span text:style-name="T38">ur</text:span><text:span text:style-name="T36"> Code</text:span></text:p>
      <text:p text:style-name="P1"><text:span text:style-name="T5"><text:s text:c="4"/>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UPDATE Employee1 SET FirstName = ?,LastName=? WHERE EmpNo = ?"</text:span><text:span text:style-name="T5">); </text:span></text:p>
      <text:p text:style-name="P1"><text:span text:style-name="T5"><text:tab/><text:tab/></text:span><text:span text:style-name="T27">ps</text:span><text:span text:style-name="T5">.setString(1, </text:span><text:span text:style-name="T27">FirstName</text:span><text:span text:style-name="T5">);</text:span></text:p>
      <text:p text:style-name="P1"><text:span text:style-name="T5"><text:s text:c="8"/></text:span><text:span text:style-name="T27">ps</text:span><text:span text:style-name="T5">.setString(2,</text:span><text:span text:style-name="T27">LastName</text:span><text:span text:style-name="T5">);</text:span></text:p>
      <text:p text:style-name="P1"><text:span text:style-name="T5"><text:s text:c="8"/></text:span><text:span text:style-name="T27">ps</text:span><text:span text:style-name="T5">.setInt(3,</text:span><text:span text:style-name="T27">empno</text:span><text:span text:style-name="T5">);</text:span></text:p>
      <text:p text:style-name="P1"><text:span text:style-name="T5"><text:tab/><text:tab/></text:span><text:span text:style-name="T27">ps</text:span><text:span text:style-name="T5">.executeUpdate(); <text:s text:c="3"/><text:tab/><text:tab/><text:tab/><text:tab/><text:tab/></text:span></text:p>
      <text:p text:style-name="P12"><text:tab/><text:tab/><text:tab/><text:tab/><text:tab/><text:tab/><text:tab/></text:p>
      <text:p text:style-name="P12"><text:tab/><text:tab/><text:tab/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2"><text:tab/><text:tab/>}</text:p>
      <text:p text:style-name="P7"/>
      <text:p text:style-name="P7"/>
      <text:p text:style-name="P1"><text:span text:style-name="T5"><text:tab/><text:tab/></text:span><text:span text:style-name="T1">return</text:span><text:span text:style-name="T5"> </text:span><text:span text:style-name="T27">isDone</text:span><text:span text:style-name="T5">;</text:span></text:p>
      <text:p text:style-name="P12"><text:s text:c="4"/><text:tab/></text:p>
      <text:p text:style-name="P19"><text:s text:c="4"/><text:tab/></text:p>
      <text:p text:style-name="P6"><text:span text:style-name="T7">9. <text:s text:c="3"/>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Select FirstName from Employee1 WHERE EmpNo = ?"</text:span><text:span text:style-name="T5">); </text:span></text:p>
      <text:p text:style-name="P1"><text:span text:style-name="T5"><text:tab/><text:tab/></text:span><text:span text:style-name="T27">ps</text:span><text:span text:style-name="T5">.setInt(1,</text:span><text:span text:style-name="T27">empno</text:span><text:span text:style-name="T5">);</text:span></text:p>
      <text:p text:style-name="P1"><text:span text:style-name="T5"><text:tab/> <text:s text:c="5"/>ResultSet </text:span><text:span text:style-name="T27">rs</text:span><text:span text:style-name="T5"> = </text:span><text:span text:style-name="T27">ps</text:span><text:span text:style-name="T5">.executeQuery();</text:span></text:p>
      <text:p text:style-name="P1"><text:span text:style-name="T5"><text:tab/> <text:s text:c="5"/></text:span><text:span text:style-name="T1">while</text:span><text:span text:style-name="T5">(</text:span><text:span text:style-name="T27">rs</text:span><text:span text:style-name="T5">.next()){</text:span></text:p>
      <text:p text:style-name="P1"><text:span text:style-name="T27">fName</text:span><text:span text:style-name="T5">=</text:span><text:span text:style-name="T27">rs</text:span><text:span text:style-name="T5">.getString(1);}</text:span></text:p>
      <text:p text:style-name="P1"><text:span text:style-name="T5"><text:tab/><text:tab/></text:span><text:span text:style-name="T27">ps</text:span><text:span text:style-name="T5">.execute(); <text:s text:c="3"/><text:tab/><text:tab/><text:tab/><text:tab/><text:tab/></text:span></text:p>
      <text:p text:style-name="P12"><text:tab/><text:tab/><text:tab/><text:tab/><text:tab/><text:tab/><text:tab/></text:p>
      <text:p text:style-name="P12"><text:tab/><text:tab/><text:tab/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2"><text:tab/><text:tab/>}</text:p>
      <text:p text:style-name="P7"/>
      <text:p text:style-name="P7"/>
      <text:p text:style-name="P12"><text:tab/></text:p>
      <text:p text:style-name="P12"><text:soft-page-break/><text:s text:c="4"/><text:tab/></text:p>
      <text:p text:style-name="P12"><text:s text:c="4"/><text:tab/></text:p>
      <text:p text:style-name="P11"><text:span text:style-name="T5"><text:s text:c="4"/></text:span><text:span text:style-name="T1">return</text:span><text:span text:style-name="T5"> </text:span><text:span text:style-name="T27">fName</text:span><text:span text:style-name="T5">;</text:span></text:p>
      <text:p text:style-name="P18"/>
      <text:p text:style-name="P18"/>
      <text:p text:style-name="P18"/>
      <text:p text:style-name="P20"><text:tab/><text:span text:style-name="T46">10.</text:span><text:span text:style-name="T3">try</text:span> {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Select LastName from Employee1 WHERE EmpNo = ?"</text:span><text:span text:style-name="T5">); </text:span></text:p>
      <text:p text:style-name="P1"><text:span text:style-name="T5"><text:tab/><text:tab/></text:span><text:span text:style-name="T27">ps</text:span><text:span text:style-name="T5">.setInt(1,</text:span><text:span text:style-name="T27">empno</text:span><text:span text:style-name="T5">);</text:span></text:p>
      <text:p text:style-name="P1"><text:span text:style-name="T5"><text:tab/> <text:s text:c="5"/>ResultSet </text:span><text:span text:style-name="T27">rs</text:span><text:span text:style-name="T5"> = </text:span><text:span text:style-name="T27">ps</text:span><text:span text:style-name="T5">.executeQuery();</text:span></text:p>
      <text:p text:style-name="P1"><text:span text:style-name="T5"><text:tab/> <text:s text:c="5"/></text:span><text:span text:style-name="T1">while</text:span><text:span text:style-name="T5">(</text:span><text:span text:style-name="T27">rs</text:span><text:span text:style-name="T5">.next()){</text:span></text:p>
      <text:p text:style-name="P1"><text:span text:style-name="T27">lName</text:span><text:span text:style-name="T5">=</text:span><text:span text:style-name="T27">rs</text:span><text:span text:style-name="T5">.getString(1);</text:span></text:p>
      <text:p text:style-name="P1"><text:span text:style-name="T5">System.</text:span><text:span text:style-name="T45">out</text:span><text:span text:style-name="T5">.println(</text:span><text:span text:style-name="T40">"Lastname is:"</text:span><text:span text:style-name="T5">+</text:span><text:span text:style-name="T27">lName</text:span><text:span text:style-name="T5">);</text:span></text:p>
      <text:p text:style-name="P1"><text:span text:style-name="T5">}</text:span></text:p>
      <text:p text:style-name="P1"><text:span text:style-name="T5"><text:tab/> <text:s text:c="2"/><text:tab/><text:tab/><text:tab/><text:tab/><text:tab/></text:span></text:p>
      <text:p text:style-name="P1"><text:span text:style-name="T5"><text:tab/></text:span><text:span text:style-name="T27">rs</text:span><text:span text:style-name="T5">.close();<text:tab/><text:tab/><text:tab/><text:tab/><text:tab/><text:tab/></text:span></text:p>
      <text:p text:style-name="P1"><text:span text:style-name="T5"><text:tab/><text:tab/><text:tab/>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4"/></text:span><text:span text:style-name="T1">return</text:span><text:span text:style-name="T5"> </text:span><text:span text:style-name="T27">lName</text:span><text:span text:style-name="T5">;</text:span></text:p>
      <text:p text:style-name="P1"><text:span text:style-name="T5"><text:s text:c="4"/></text:span></text:p>
      <text:p text:style-name="P1"><text:span text:style-name="T5"><text:s text:c="4"/>}</text:span></text:p>
      <text:p text:style-name="P20">}</text:p>
      <text:p text:style-name="P20"/>
      <text:p text:style-name="P20"/>
      <text:p text:style-name="P20"/>
      <text:p text:style-name="P30"><text:span text:style-name="T11">11.</text:span><text:span text:style-name="T5">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Select FirstName,LastName from Employee1 WHERE EmpNo = ?"</text:span><text:span text:style-name="T5">); </text:span></text:p>
      <text:p text:style-name="P1"><text:span text:style-name="T5"><text:tab/><text:tab/></text:span><text:span text:style-name="T27">ps</text:span><text:span text:style-name="T5">.setInt(1,</text:span><text:span text:style-name="T27">empno</text:span><text:span text:style-name="T5">);</text:span></text:p>
      <text:p text:style-name="P1"><text:span text:style-name="T5"><text:tab/> <text:s text:c="5"/>ResultSet </text:span><text:span text:style-name="T27">rs</text:span><text:span text:style-name="T5"> = </text:span><text:span text:style-name="T27">ps</text:span><text:span text:style-name="T5">.executeQuery();</text:span></text:p>
      <text:p text:style-name="P1"><text:span text:style-name="T5"><text:tab/> <text:s text:c="5"/></text:span><text:span text:style-name="T1">while</text:span><text:span text:style-name="T5">(</text:span><text:span text:style-name="T27">rs</text:span><text:span text:style-name="T5">.next()){</text:span></text:p>
      <text:p text:style-name="P1"><text:span text:style-name="T27">lName</text:span><text:span text:style-name="T5">=</text:span><text:span text:style-name="T27">rs</text:span><text:span text:style-name="T5">.getString(2);</text:span></text:p>
      <text:p text:style-name="P1"><text:span text:style-name="T27">fName</text:span><text:span text:style-name="T5">=</text:span><text:span text:style-name="T27">rs</text:span><text:span text:style-name="T5">.getString(1);</text:span></text:p>
      <text:p text:style-name="P1"><text:span text:style-name="T27">res</text:span><text:span text:style-name="T5">=</text:span><text:span text:style-name="T27">fName</text:span><text:span text:style-name="T5">+</text:span><text:span text:style-name="T27">lName</text:span><text:span text:style-name="T5">;</text:span></text:p>
      <text:p text:style-name="P7"/>
      <text:p text:style-name="P1"><text:span text:style-name="T5">}</text:span></text:p>
      <text:p text:style-name="P1"><text:span text:style-name="T5"><text:tab/> <text:s text:c="2"/><text:tab/><text:tab/><text:tab/><text:tab/><text:tab/></text:span></text:p>
      <text:p text:style-name="P1"><text:span text:style-name="T5"><text:tab/></text:span><text:span text:style-name="T27">rs</text:span><text:span text:style-name="T5">.close();<text:tab/><text:tab/><text:tab/><text:tab/><text:tab/><text:tab/></text:span></text:p>
      <text:p text:style-name="P1"><text:span text:style-name="T5"><text:tab/><text:tab/><text:tab/>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oft-page-break/><text:span text:style-name="T5"><text:tab/><text:tab/>}<text:tab/> <text:s/><text:tab/></text:span></text:p>
      <text:p text:style-name="P1"><text:span text:style-name="T5"><text:s text:c="2"/><text:tab/><text:tab/></text:span><text:span text:style-name="T1">return</text:span><text:span text:style-name="T5"> </text:span><text:span text:style-name="T27">res</text:span><text:span text:style-name="T5">;</text:span></text:p>
      <text:p text:style-name="P1"><text:span text:style-name="T5"><text:s text:c="4"/><text:tab/></text:span></text:p>
      <text:p text:style-name="P1"><text:span text:style-name="T5"><text:s text:c="4"/>}</text:span></text:p>
      <text:p text:style-name="P21">}</text:p>
      <text:p text:style-name="P21"/>
      <text:p text:style-name="P30"><text:span text:style-name="T11">12.</text:span><text:span text:style-name="T5">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Alter Table Employee1 Add Job Varchar(20)"</text:span><text:span text:style-name="T5">); </text:span></text:p>
      <text:p text:style-name="P1"><text:span text:style-name="T5"><text:tab/><text:tab/></text:span><text:span text:style-name="T27">ps</text:span><text:span text:style-name="T5">.execute();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2"/><text:tab/><text:tab/></text:span></text:p>
      <text:p text:style-name="P1"><text:span text:style-name="T5"><text:s text:c="4"/><text:tab/> <text:s/></text:span><text:span text:style-name="T1">return</text:span><text:span text:style-name="T5"> </text:span><text:span text:style-name="T27">isDone</text:span><text:span text:style-name="T5">;</text:span></text:p>
      <text:p text:style-name="P1"><text:span text:style-name="T5"><text:s text:c="3"/>}</text:span></text:p>
      <text:p text:style-name="P1"><text:span text:style-name="T5">}</text:span></text:p>
      <text:p text:style-name="P21"/>
      <text:p text:style-name="P21"/>
      <text:p text:style-name="P31"><text:span text:style-name="T13">1</text:span><text:span text:style-name="T14">4</text:span><text:span text:style-name="T13">.</text:span><text:span text:style-name="T12">PreparedStatement</text:span><text:span text:style-name="T5"> </text:span><text:span text:style-name="T27">ps</text:span><text:span text:style-name="T5"> =</text:span><text:span text:style-name="T27">con</text:span><text:span text:style-name="T5">.prepareStatement(</text:span><text:span text:style-name="T40">"Delete from <text:s/>Employee1 where empno=?"</text:span><text:span text:style-name="T5">); </text:span></text:p>
      <text:p text:style-name="P1"><text:span text:style-name="T5"><text:tab/><text:tab/></text:span><text:span text:style-name="T27">ps</text:span><text:span text:style-name="T5">.setInt(1, </text:span><text:span text:style-name="T27">empno</text:span><text:span text:style-name="T5">);</text:span></text:p>
      <text:p text:style-name="P22"><text:tab/><text:tab/><text:span text:style-name="T35">ps</text:span>.executeUpdate();</text:p>
      <text:p text:style-name="P22"/>
      <text:p text:style-name="P22"/>
      <text:p text:style-name="P22"/>
      <text:p text:style-name="P32"><text:span text:style-name="T14">15.</text:span><text:span text:style-name="T5">PreparedStatement </text:span><text:span text:style-name="T27">ps</text:span><text:span text:style-name="T5"> =</text:span><text:span text:style-name="T27">con</text:span><text:span text:style-name="T5">.prepareStatement(</text:span><text:span text:style-name="T40">"update <text:s/>Employee1 set LastName=null where empno=?"</text:span><text:span text:style-name="T5">);</text:span></text:p>
      <text:p text:style-name="P1"><text:span text:style-name="T5"><text:tab/><text:tab/></text:span><text:span text:style-name="T27">ps</text:span><text:span text:style-name="T5">.setInt(1,</text:span><text:span text:style-name="T27">empno</text:span><text:span text:style-name="T5">);</text:span></text:p>
      <text:p text:style-name="P23"><text:tab/><text:tab/><text:span text:style-name="T35">ps</text:span>.execute();</text:p>
      <text:p text:style-name="P23"/>
      <text:p text:style-name="P33"><text:span text:style-name="T15">16.</text:span><text:span text:style-name="T5"><text:tab/>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Insert into <text:s/>Department(DeptNo,DeptName,Location) <text:s/>Values(?,?,?)"</text:span><text:span text:style-name="T5">); </text:span></text:p>
      <text:p text:style-name="P1"><text:span text:style-name="T5"><text:tab/><text:tab/></text:span><text:span text:style-name="T27">ps</text:span><text:span text:style-name="T5">.setInt(1, </text:span><text:span text:style-name="T27">deptno</text:span><text:span text:style-name="T5">);</text:span></text:p>
      <text:p text:style-name="P1"><text:span text:style-name="T5"><text:tab/><text:tab/></text:span><text:span text:style-name="T27">ps</text:span><text:span text:style-name="T5">.setString(2, </text:span><text:span text:style-name="T27">deptName</text:span><text:span text:style-name="T5">);</text:span></text:p>
      <text:p text:style-name="P1"><text:span text:style-name="T5"><text:tab/><text:tab/></text:span><text:span text:style-name="T27">ps</text:span><text:span text:style-name="T5">.setString(3, </text:span><text:span text:style-name="T27">Location</text:span><text:span text:style-name="T5">);</text:span></text:p>
      <text:p text:style-name="P1"><text:span text:style-name="T5"><text:tab/><text:tab/></text:span><text:span text:style-name="T27">ps</text:span><text:span text:style-name="T5">.execute();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4"/><text:tab/></text:span><text:span text:style-name="T1">return</text:span><text:span text:style-name="T5"> </text:span><text:span text:style-name="T27">isDone</text:span><text:span text:style-name="T5">;</text:span></text:p>
      <text:p text:style-name="P1"><text:span text:style-name="T5"><text:tab/>}</text:span></text:p>
      <text:p text:style-name="P1"><text:span text:style-name="T5"><text:s text:c="4"/><text:tab/></text:span></text:p>
      <text:p text:style-name="P1"><text:span text:style-name="T5"><text:s text:c="4"/><text:tab/></text:span></text:p>
      <text:p text:style-name="P1"><text:soft-page-break/><text:span text:style-name="T5"><text:s text:c="2"/>}</text:span></text:p>
      <text:p text:style-name="P24"/>
      <text:p text:style-name="P24"/>
      <text:p text:style-name="P33"><text:span text:style-name="T15">17.</text:span><text:span text:style-name="T5">PreparedStatement </text:span><text:span text:style-name="T30">ps</text:span><text:span text:style-name="T5"> =</text:span><text:span text:style-name="T27">con</text:span><text:span text:style-name="T5">.prepareStatement(</text:span><text:span text:style-name="T40">"Insert into <text:s/>Department(DeptNo,Location) <text:s/>Values(?,?)"</text:span><text:span text:style-name="T5">); </text:span></text:p>
      <text:p text:style-name="P1"><text:span text:style-name="T5"><text:tab/><text:tab/></text:span><text:span text:style-name="T31">ps</text:span><text:span text:style-name="T5">.setInt(1, </text:span><text:span text:style-name="T27">deptno</text:span><text:span text:style-name="T5">);</text:span></text:p>
      <text:p text:style-name="P1"><text:span text:style-name="T5"><text:tab/><text:tab/></text:span><text:span text:style-name="T31">ps</text:span><text:span text:style-name="T5">.setString(2, </text:span><text:span text:style-name="T27">Location</text:span><text:span text:style-name="T5">);</text:span></text:p>
      <text:p text:style-name="P1"><text:span text:style-name="T5"><text:tab/><text:tab/></text:span><text:span text:style-name="T31">ps</text:span><text:span text:style-name="T5">.execute();</text:span></text:p>
      <text:p text:style-name="P34"><text:span text:style-name="T16"/></text:p>
      <text:p text:style-name="P34"><text:span text:style-name="T16"/></text:p>
      <text:p text:style-name="P34"><text:span text:style-name="T16">18.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</text:span><text:span text:style-name="T27">temp</text:span><text:span text:style-name="T5"> =</text:span><text:span text:style-name="T1">new</text:span><text:span text:style-name="T5"> ArrayList&lt;String&gt;(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select FirstName from Employee1 where Job=? "</text:span><text:span text:style-name="T5">); </text:span></text:p>
      <text:p text:style-name="P1"><text:span text:style-name="T5"><text:tab/><text:tab/></text:span><text:span text:style-name="T27">ps</text:span><text:span text:style-name="T5">.setString(1, </text:span><text:span text:style-name="T27">job</text:span><text:span text:style-name="T5">);</text:span></text:p>
      <text:p text:style-name="P1"><text:span text:style-name="T5"><text:tab/> <text:s text:c="5"/>ResultSet </text:span><text:span text:style-name="T27">rs</text:span><text:span text:style-name="T5"> = </text:span><text:span text:style-name="T27">ps</text:span><text:span text:style-name="T5">.executeQuery();</text:span></text:p>
      <text:p text:style-name="P1"><text:span text:style-name="T5"><text:tab/> <text:s text:c="5"/></text:span><text:span text:style-name="T1">while</text:span><text:span text:style-name="T5">(</text:span><text:span text:style-name="T27">rs</text:span><text:span text:style-name="T5">.next()){</text:span></text:p>
      <text:p text:style-name="P1"><text:span text:style-name="T5"><text:tab/> <text:s text:c="3"/><text:tab/> <text:s/></text:span><text:span text:style-name="T27">temp</text:span><text:span text:style-name="T5">.add(</text:span><text:span text:style-name="T27">rs</text:span><text:span text:style-name="T5">.getString(1));}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</text:span><text:span text:style-name="T27">temp</text:span><text:span text:style-name="T5">;</text:span></text:p>
      <text:p text:style-name="P1"><text:span text:style-name="T5"><text:s text:c="4"/><text:tab/></text:span></text:p>
      <text:p text:style-name="P1"><text:span text:style-name="T5"><text:s text:c="4"/>}</text:span></text:p>
      <text:p text:style-name="P1"><text:span text:style-name="T5">}</text:span></text:p>
      <text:p text:style-name="P25"/>
      <text:p text:style-name="P35"><text:span text:style-name="T17">19.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<text:tab/></text:span><text:span text:style-name="T27">temp</text:span><text:span text:style-name="T5"> =</text:span><text:span text:style-name="T1">new</text:span><text:span text:style-name="T5"> TreeMap&lt;Integer,String&gt;(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select EmpNo,FirstName from Employee1 "</text:span><text:span text:style-name="T5">); </text:span></text:p>
      <text:p text:style-name="P1"><text:span text:style-name="T5"><text:tab/> <text:s text:c="5"/>ResultSet </text:span><text:span text:style-name="T27">rs</text:span><text:span text:style-name="T5"> = </text:span><text:span text:style-name="T27">ps</text:span><text:span text:style-name="T5">.executeQuery();</text:span></text:p>
      <text:p text:style-name="P1"><text:span text:style-name="T5"><text:tab/> <text:s text:c="5"/></text:span><text:span text:style-name="T1">while</text:span><text:span text:style-name="T5">(</text:span><text:span text:style-name="T27">rs</text:span><text:span text:style-name="T5">.next()){</text:span></text:p>
      <text:p text:style-name="P1"><text:span text:style-name="T5"><text:tab/> <text:s text:c="3"/><text:tab/> <text:s/></text:span><text:span text:style-name="T27">temp</text:span><text:span text:style-name="T5">.put(</text:span><text:span text:style-name="T27">rs</text:span><text:span text:style-name="T5">.getInt(1),</text:span><text:span text:style-name="T27">rs</text:span><text:span text:style-name="T5">.getString(2));}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</text:span><text:span text:style-name="T27">temp</text:span><text:span text:style-name="T5">;</text:span></text:p>
      <text:p text:style-name="P1"><text:span text:style-name="T5"><text:s text:c="4"/><text:tab/></text:span></text:p>
      <text:p text:style-name="P1"><text:span text:style-name="T5"><text:s text:c="4"/>}</text:span></text:p>
      <text:p text:style-name="P26">}</text:p>
      <text:p text:style-name="P26"/>
      <text:p text:style-name="P26"/>
      <text:p text:style-name="P36"><text:soft-page-break/><text:span text:style-name="T18">20.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<text:tab/></text:span><text:span text:style-name="T27">temp</text:span><text:span text:style-name="T5"> =</text:span><text:span text:style-name="T1">new</text:span><text:span text:style-name="T5"> TreeMap&lt;Integer,String&gt;(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select EmpNo,FirstName from Employee1 <text:s/>where FirstName like 'A%'"</text:span><text:span text:style-name="T5">); </text:span></text:p>
      <text:p text:style-name="P1"><text:span text:style-name="T5"><text:tab/> <text:s text:c="5"/>ResultSet </text:span><text:span text:style-name="T27">rs</text:span><text:span text:style-name="T5"> = </text:span><text:span text:style-name="T27">ps</text:span><text:span text:style-name="T5">.executeQuery();</text:span></text:p>
      <text:p text:style-name="P1"><text:span text:style-name="T5"><text:tab/> <text:s text:c="5"/></text:span><text:span text:style-name="T1">while</text:span><text:span text:style-name="T5">(</text:span><text:span text:style-name="T27">rs</text:span><text:span text:style-name="T5">.next()){</text:span></text:p>
      <text:p text:style-name="P1"><text:span text:style-name="T5"><text:tab/> <text:s text:c="3"/><text:tab/> <text:s/></text:span><text:span text:style-name="T27">temp</text:span><text:span text:style-name="T5">.put(</text:span><text:span text:style-name="T27">rs</text:span><text:span text:style-name="T5">.getInt(1),</text:span><text:span text:style-name="T27">rs</text:span><text:span text:style-name="T5">.getString(2));}</text:span></text:p>
      <text:p text:style-name="P7"/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4"/></text:span></text:p>
      <text:p text:style-name="P1"><text:span text:style-name="T5"><text:s text:c="4"/></text:span><text:span text:style-name="T1">return</text:span><text:span text:style-name="T5"> </text:span><text:span text:style-name="T27">temp</text:span><text:span text:style-name="T5">;</text:span></text:p>
      <text:p text:style-name="P1"><text:span text:style-name="T5"><text:s text:c="4"/><text:tab/></text:span></text:p>
      <text:p text:style-name="P1"><text:span text:style-name="T5"><text:s text:c="4"/>}</text:span></text:p>
      <text:p text:style-name="P1"><text:span text:style-name="T5">}</text:span></text:p>
      <text:p text:style-name="P27"/>
      <text:p text:style-name="P37"><text:span text:style-name="T19">21.</text:span><text:span text:style-name="T1">try</text:span><text:span text:style-name="T5"> {</text:span></text:p>
      <text:p text:style-name="P1"><text:span text:style-name="T5"><text:tab/><text:tab/><text:tab/>Class.</text:span><text:span text:style-name="T21">forName</text:span><text:span text:style-name="T5">(</text:span><text:span text:style-name="T40">"com.mysql.jdbc.Driver"</text:span><text:span text:style-name="T5">);</text:span></text:p>
      <text:p text:style-name="P1"><text:span text:style-name="T5"><text:tab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 Insert into Department values(?,?,?)"</text:span><text:span text:style-name="T5">); </text:span></text:p>
      <text:p text:style-name="P1"><text:span text:style-name="T5"><text:s text:c="7"/></text:span><text:span text:style-name="T27">ps</text:span><text:span text:style-name="T5">.setInt(1,</text:span><text:span text:style-name="T27">depNo</text:span><text:span text:style-name="T5">);</text:span></text:p>
      <text:p text:style-name="P1"><text:span text:style-name="T5"><text:s text:c="7"/></text:span><text:span text:style-name="T27">ps</text:span><text:span text:style-name="T5">.setString(2,</text:span><text:span text:style-name="T27">deptName</text:span><text:span text:style-name="T5">);</text:span></text:p>
      <text:p text:style-name="P1"><text:span text:style-name="T5"><text:s text:c="7"/></text:span><text:span text:style-name="T27">ps</text:span><text:span text:style-name="T5">.setString(3,</text:span><text:span text:style-name="T27">loc</text:span><text:span text:style-name="T5">);</text:span></text:p>
      <text:p text:style-name="P1"><text:span text:style-name="T5"><text:s text:c="7"/></text:span><text:span text:style-name="T27">ps</text:span><text:span text:style-name="T5">.execute();</text:span></text:p>
      <text:p text:style-name="P1"><text:span text:style-name="T5"><text:s text:c="7"/></text:span><text:span text:style-name="T27">isDone</text:span><text:span text:style-name="T5">=</text:span><text:span text:style-name="T1">true</text:span><text:span text:style-name="T5">;</text:span></text:p>
      <text:p text:style-name="P1"><text:span text:style-name="T5"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tab/><text:tab/><text:tab/></text:span><text:span text:style-name="T27">e</text:span><text:span text:style-name="T5">.printStackTrace();</text:span></text:p>
      <text:p text:style-name="P1"><text:span text:style-name="T5"><text:tab/><text:tab/>}<text:tab/> <text:s/><text:tab/></text:span></text:p>
      <text:p text:style-name="P1"><text:span text:style-name="T5"><text:s text:c="4"/></text:span></text:p>
      <text:p text:style-name="P1"><text:span text:style-name="T5"><text:s text:c="3"/></text:span></text:p>
      <text:p text:style-name="P7"/>
      <text:p text:style-name="P1"><text:span text:style-name="T5"><text:s text:c="4"/><text:tab/></text:span><text:span text:style-name="T1">return</text:span><text:span text:style-name="T5"> </text:span><text:span text:style-name="T27">isDone</text:span><text:span text:style-name="T5">;</text:span></text:p>
      <text:p text:style-name="P1"><text:span text:style-name="T5"><text:s text:c="4"/><text:tab/></text:span></text:p>
      <text:p text:style-name="P1"><text:span text:style-name="T5"><text:s text:c="4"/><text:tab/></text:span></text:p>
      <text:p text:style-name="P1"><text:span text:style-name="T5"><text:s text:c="4"/>}</text:span></text:p>
      <text:p text:style-name="P1"><text:span text:style-name="T5">}</text:span></text:p>
      <text:p text:style-name="P28"/>
      <text:p text:style-name="P28"/>
      <text:p text:style-name="P28"><text:span text:style-name="T48">22.</text:span><text:tab/>Class.<text:span text:style-name="T47">forName</text:span>(<text:span text:style-name="T42">"com.mysql.jdbc.Driver"</text:span>);</text:p>
      <text:p text:style-name="P1"><text:span text:style-name="T5"><text:s/><text:tab/><text:tab/>Connection </text:span><text:span text:style-name="T27">con</text:span><text:span text:style-name="T5">=DriverManager.</text:span><text:span text:style-name="T21">getConnection</text:span><text:span text:style-name="T5">(</text:span><text:span text:style-name="T40">"jdbc:mysql://localhost:3306/emseee"</text:span><text:span text:style-name="T5">,</text:span><text:span text:style-name="T40">"root"</text:span><text:span text:style-name="T5">,</text:span><text:span text:style-name="T40">"dsrc"</text:span><text:span text:style-name="T5">);</text:span></text:p>
      <text:p text:style-name="P1"><text:span text:style-name="T5"><text:s/><text:tab/><text:tab/>PreparedStatement </text:span><text:span text:style-name="T27">ps</text:span><text:span text:style-name="T5"> =</text:span><text:span text:style-name="T27">con</text:span><text:span text:style-name="T5">.prepareStatement(</text:span><text:span text:style-name="T40">" update Department set DeptName=? where DeptNo=?"</text:span><text:span text:style-name="T5">); </text:span></text:p>
      <text:p text:style-name="P1"><text:span text:style-name="T5"><text:s text:c="8"/></text:span><text:span text:style-name="T27">ps</text:span><text:span text:style-name="T5">.setString(1,</text:span><text:span text:style-name="T27">deptName</text:span><text:span text:style-name="T5">);</text:span></text:p>
      <text:p text:style-name="P1"><text:span text:style-name="T5"><text:s text:c="8"/></text:span><text:span text:style-name="T27">ps</text:span><text:span text:style-name="T5">.setInt(2,</text:span><text:span text:style-name="T27">deptNo</text:span><text:span text:style-name="T5">);</text:span></text:p>
      <text:p text:style-name="P1"><text:span text:style-name="T5"><text:s text:c="8"/></text:span><text:span text:style-name="T27">ps</text:span><text:span text:style-name="T5">.execute();</text:span></text:p>
      <text:p text:style-name="P1"><text:soft-page-break/><text:span text:style-name="T5"><text:s text:c="8"/></text:span><text:span text:style-name="T27">isDone</text:span><text:span text:style-name="T5">=</text:span><text:span text:style-name="T1">true</text:span><text:span text:style-name="T5">;</text:span></text:p>
      <text:p text:style-name="P1"><text:span text:style-name="T5"><text:s/><text:tab/><text:tab/>} </text:span><text:span text:style-name="T1">catch</text:span><text:span text:style-name="T5"> (ClassNotFoundException </text:span><text:span text:style-name="T27">e</text:span><text:span text:style-name="T5">) {</text:span></text:p>
      <text:p text:style-name="P1"><text:span text:style-name="T5"><text:s/><text:tab/><text:tab/><text:tab/></text:span><text:span text:style-name="T27">e</text:span><text:span text:style-name="T5">.printStackTrace();</text:span></text:p>
      <text:p text:style-name="P1"><text:span text:style-name="T5"><text:s/><text:tab/><text:tab/>} </text:span><text:span text:style-name="T1">catch</text:span><text:span text:style-name="T5"> (SQLException </text:span><text:span text:style-name="T27">e</text:span><text:span text:style-name="T5">) {</text:span></text:p>
      <text:p text:style-name="P1"><text:span text:style-name="T5"><text:s/><text:tab/><text:tab/><text:tab/></text:span><text:span text:style-name="T36">// </text:span><text:span text:style-name="T43">TODO</text:span><text:span text:style-name="T36"> Auto-generated catch block</text:span></text:p>
      <text:p text:style-name="P1"><text:span text:style-name="T5"><text:s/><text:tab/><text:tab/><text:tab/></text:span><text:span text:style-name="T27">e</text:span><text:span text:style-name="T5">.printStackTrace();</text:span></text:p>
      <text:p text:style-name="P1"><text:span text:style-name="T5"><text:s/><text:tab/><text:tab/>}<text:tab/> <text:s/><text:tab/></text:span></text:p>
      <text:p text:style-name="P1"><text:span text:style-name="T5"><text:s text:c="5"/></text:span></text:p>
      <text:p text:style-name="P1"><text:span text:style-name="T5"><text:s text:c="4"/></text:span></text:p>
      <text:p text:style-name="P7"/>
      <text:p text:style-name="P1"><text:span text:style-name="T5"><text:s text:c="5"/><text:tab/></text:span><text:span text:style-name="T1">return</text:span><text:span text:style-name="T5"> </text:span><text:span text:style-name="T27">isDone</text:span><text:span text:style-name="T5">;</text:span></text:p>
      <text:p text:style-name="P1"><text:span text:style-name="T5"><text:s text:c="5"/><text:tab/></text:span></text:p>
      <text:p text:style-name="P1"><text:span text:style-name="T5"><text:s text:c="5"/><text:tab/></text:span></text:p>
      <text:p text:style-name="P1"><text:span text:style-name="T5"><text:s text:c="5"/>}</text:span></text:p>
      <text:p text:style-name="P1"><text:span text:style-name="T5"><text:s/>}</text:span></text:p>
      <text:p text:style-name="P7"/>
      <text:p text:style-name="P28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4:51:32.631000000</meta:creation-date>
    <dc:date>2019-06-01T14:05:42.638000000</dc:date>
    <meta:editing-duration>PT1H21M</meta:editing-duration>
    <meta:editing-cycles>6</meta:editing-cycles>
    <meta:generator>LibreOffice/5.1.5.2$Windows_X86_64 LibreOffice_project/7a864d8825610a8c07cfc3bc01dd4fce6a9447e5</meta:generator>
    <meta:document-statistic meta:table-count="0" meta:image-count="0" meta:object-count="0" meta:page-count="10" meta:paragraph-count="413" meta:word-count="983" meta:character-count="12190" meta:non-whitespace-character-count="9729"/>
  </office:meta>
</office:document-meta>
</file>